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thodMessageHandler.getDestina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hand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MessageHandlerTests.duplicat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MessageHandlerTests.toDestination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MessageHandlerTests.registered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MessageHandlerTests.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MethodMessageHandler.getDirectLookupDestinations( String 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thodMessageHandler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register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registerHandlerMethod( Object handler , Method method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second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essageHandlerTests.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handlerPath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thodMessageHandler.ini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MethodMessageHandler.createExceptionHandlerMethodResolverFo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rThrowsEx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MappingsController.handler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MethodMessageHandler.getMappingComparator( final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MethodMessageHandler.ini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thodMessageHandler.getMatchingMapping( String mapping ,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MessageHandlerTests.argumen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handlerArgumentResolve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IllegalStateException( IllegalStat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plicateMappingsController.handlerFoo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